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BACA433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cm" svg:y="0cm">
          <draw:image xlink:href="Pictures/100000010000080000000AACBACA4331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Beginne neue</text:span></text:p>
          <text:p text:style-name="P1"><text:span text:style-name="T1">Themen</text:span></text:p>
          <text:p text:style-name="P1"><text:span text:style-name="T1">spielerisch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8M11S</meta:editing-duration>
    <meta:editing-cycles>13</meta:editing-cycles>
    <meta:generator>LibreOffice/24.2.3.2$MacOSX_AARCH64 LibreOffice_project/433d9c2ded56988e8a90e6b2e771ee4e6a5ab2ba</meta:generator>
    <meta:initial-creator>Andreas Schwenk</meta:initial-creator>
    <dc:date>2024-09-08T09:55:03.400946170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